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5.526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05cm"/>
    </style:style>
    <style:style style:name="co7" style:family="table-column">
      <style:table-column-properties fo:break-before="auto" style:column-width="5.3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5 100C_MMM_OI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'ABZ5 100C_MMM_OI'.L25" table:end-x="2.148cm" table:end-y="0.057cm" draw:z-index="0" draw:style-name="gr1" svg:width="22.543cm" svg:height="10.895cm" svg:x="0.001cm" svg:y="0.001cm">
              <draw:object draw:notify-on-update-of-ranges="'ABZ5 100C_MMM_OI'.A28:'ABZ5 100C_MMM_OI'.A83 'ABZ5 100C_MMM_OI'.K27:'ABZ5 100C_MMM_OI'.K27 'ABZ5 100C_MMM_OI'.K28:'ABZ5 100C_MMM_OI'.K83 'ABZ5 100C_MMM_OI'.A28:'ABZ5 100C_MMM_OI'.A83 'ABZ5 100C_MMM_OI'.J27:'ABZ5 100C_MMM_OI'.J27 'ABZ5 100C_MMM_OI'.J28:'ABZ5 100C_MMM_OI'.J83 'ABZ5 100C_MMM_OI'.A28:'ABZ5 100C_MMM_OI'.A83 'ABZ5 100C_MMM_OI'.I27:'ABZ5 100C_MMM_OI'.I27 'ABZ5 100C_MMM_OI'.I28:'ABZ5 100C_MMM_OI'.I83 'ABZ5 100C_MMM_OI'.A28:'ABZ5 100C_MMM_OI'.A83 'ABZ5 100C_MMM_OI'.H27:'ABZ5 100C_MMM_OI'.H27 'ABZ5 100C_MMM_OI'.H28:'ABZ5 100C_MMM_OI'.H83 'ABZ5 100C_MMM_OI'.A28:'ABZ5 100C_MMM_OI'.A83 'ABZ5 100C_MMM_OI'.G27:'ABZ5 100C_MMM_OI'.G27 'ABZ5 100C_MMM_OI'.G28:'ABZ5 100C_MMM_OI'.G83 'ABZ5 100C_MMM_OI'.A28:'ABZ5 100C_MMM_OI'.A83 'ABZ5 100C_MMM_OI'.F27:'ABZ5 100C_MMM_OI'.F27 'ABZ5 100C_MMM_OI'.F28:'ABZ5 100C_MMM_OI'.F83 'ABZ5 100C_MMM_OI'.A28:'ABZ5 100C_MMM_OI'.A83 'ABZ5 100C_MMM_OI'.E27:'ABZ5 100C_MMM_OI'.E27 'ABZ5 100C_MMM_OI'.E28:'ABZ5 100C_MMM_OI'.E83 'ABZ5 100C_MMM_OI'.A28:'ABZ5 100C_MMM_OI'.A83 'ABZ5 100C_MMM_OI'.D27:'ABZ5 100C_MMM_OI'.D27 'ABZ5 100C_MMM_OI'.D28:'ABZ5 100C_MMM_OI'.D83 'ABZ5 100C_MMM_OI'.A28:'ABZ5 100C_MMM_OI'.A83 'ABZ5 100C_MMM_OI'.C27:'ABZ5 100C_MMM_OI'.C27 'ABZ5 100C_MMM_OI'.C28:'ABZ5 100C_MMM_OI'.C83 'ABZ5 100C_MMM_OI'.A28:'ABZ5 100C_MMM_OI'.A83 'ABZ5 100C_MMM_OI'.B27:'ABZ5 100C_MMM_OI'.B27 'ABZ5 100C_MMM_OI'.B28:'ABZ5 100C_MMM_OI'.B83 'ABZ5 100C_MMM_OI'.A28:'ABZ5 100C_MMM_OI'.A8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/>
          <table:table-cell table:number-columns-repeated="5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MIN([.M10:.M14]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MAX([.M10:.M14])"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SUM([.M10:.M14])/5" office:value-type="float" office:value="2">
            <text:p>2</text:p>
          </table:table-cell>
          <table:table-cell table:number-columns-repeated="7"/>
        </table:table-row>
        <table:table-row table:style-name="ro1" table:number-rows-repeated="9">
          <table:table-cell table:number-columns-repeated="20"/>
        </table:table-row>
        <table:table-row table:style-name="ro2">
          <table:table-cell office:value-type="string">
            <text:p>N° de ciclos</text:p>
          </table:table-cell>
          <table:table-cell office:value-type="string">
            <text:p>Rodada 5 (BTP / MPS)</text:p>
          </table:table-cell>
          <table:table-cell office:value-type="string">
            <text:p>Rodada 4 (BTP / MPS)</text:p>
          </table:table-cell>
          <table:table-cell office:value-type="string">
            <text:p>Rodada 3 (BTP / MPS)</text:p>
          </table:table-cell>
          <table:table-cell office:value-type="string">
            <text:p>Rodada 2 (BTP / MPS)</text:p>
          </table:table-cell>
          <table:table-cell office:value-type="string">
            <text:p>Rodada 1 (BTP / MPS)</text:p>
          </table:table-cell>
          <table:table-cell office:value-type="string">
            <text:p>Rodada 5 (MPS / BTP)</text:p>
          </table:table-cell>
          <table:table-cell office:value-type="string">
            <text:p>Radada 4 (MPS / BTP)</text:p>
          </table:table-cell>
          <table:table-cell office:value-type="string">
            <text:p>Rodada 3 (MPS / BTP)</text:p>
          </table:table-cell>
          <table:table-cell office:value-type="string">
            <text:p>Rodada 2 (MPS / BTP)</text:p>
          </table:table-cell>
          <table:table-cell office:value-type="string">
            <text:p>Rodada 1 (MPS / BTP)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10" office:value-type="float" office:value="2000">
            <text:p>2000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1182">
            <text:p>1182</text:p>
          </table:table-cell>
          <table:table-cell office:value-type="float" office:value="1193">
            <text:p>1193</text:p>
          </table:table-cell>
          <table:table-cell office:value-type="float" office:value="1192">
            <text:p>1192</text:p>
          </table:table-cell>
          <table:table-cell office:value-type="float" office:value="1198">
            <text:p>1198</text:p>
          </table:table-cell>
          <table:table-cell office:value-type="float" office:value="1213">
            <text:p>1213</text:p>
          </table:table-cell>
          <table:table-cell office:value-type="float" office:value="1204">
            <text:p>120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7">
            <text:p>1177</text:p>
          </table:table-cell>
          <table:table-cell office:value-type="float" office:value="1187">
            <text:p>1187</text:p>
          </table:table-cell>
          <table:table-cell office:value-type="float" office:value="1198">
            <text:p>1198</text:p>
          </table:table-cell>
          <table:table-cell office:value-type="float" office:value="1185">
            <text:p>1185</text:p>
          </table:table-cell>
          <table:table-cell office:value-type="float" office:value="1197">
            <text:p>1197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91">
            <text:p>1191</text:p>
          </table:table-cell>
          <table:table-cell office:value-type="float" office:value="1185">
            <text:p>1185</text:p>
          </table:table-cell>
          <table:table-cell office:value-type="float" office:value="1192">
            <text:p>119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91">
            <text:p>1191</text:p>
          </table:table-cell>
          <table:table-cell office:value-type="float" office:value="1185">
            <text:p>1185</text:p>
          </table:table-cell>
          <table:table-cell office:value-type="float" office:value="1192">
            <text:p>119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91">
            <text:p>1191</text:p>
          </table:table-cell>
          <table:table-cell office:value-type="float" office:value="1185">
            <text:p>1185</text:p>
          </table:table-cell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office:value-type="float" office:value="1180">
            <text:p>1180</text:p>
          </table:table-cell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5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office:value-type="float" office:value="1175">
            <text:p>1175</text:p>
          </table:table-cell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5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3">
            <text:p>1173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69">
            <text:p>1169</text:p>
          </table:table-cell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65">
            <text:p>1165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69">
            <text:p>1169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65">
            <text:p>1165</text:p>
          </table:table-cell>
          <table:table-cell table:number-columns-repeated="4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69">
            <text:p>1169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165">
            <text:p>1165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69">
            <text:p>1169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165">
            <text:p>1165</text:p>
          </table:table-cell>
          <table:table-cell table:number-columns-repeated="3"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165">
            <text:p>1165</text:p>
          </table:table-cell>
          <table:table-cell table:number-columns-repeated="3"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4">
            <text:p>117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4">
            <text:p>117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4">
            <text:p>117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office:value-type="float" office:value="1174">
            <text:p>117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69">
            <text:p>1169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68">
            <text:p>1168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68">
            <text:p>1168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68">
            <text:p>1168</text:p>
          </table:table-cell>
          <table:table-cell table:number-columns-repeated="5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7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7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7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7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7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7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7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7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7"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number-columns-repeated="10" office:value-type="float" office:value="1165">
            <text:p>116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1:5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3-04T11:50:27.32</dc:date>
    <meta:editing-duration>PT21H59M39S</meta:editing-duration>
    <meta:editing-cycles>61</meta:editing-cycles>
    <meta:generator>OpenOffice.org/3.1$Win32 OpenOffice.org_project/310m19$Build-9420</meta:generator>
    <meta:document-statistic meta:table-count="1" meta:cell-count="6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55" chart:interval-major="5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165" chart:maximum="1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dash" draw:stroke-dash="_32__20_Dots_20_1_20_Dash" svg:stroke-width="0.088cm" svg:stroke-color="#7e0021" draw:fill-color="#7e0021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18" style:family="chart">
      <style:chart-properties chart:symbol-type="none"/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one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20" style:family="chart">
      <style:chart-properties chart:symbol-type="none"/>
      <style:graphic-properties draw:stroke="dash" draw:stroke-dash="_32__20_Dots_20_1_20_Dash" svg:stroke-width="0.088cm" svg:stroke-color="#004586" draw:fill-color="#004586" dr3d:edge-rounding="0%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9 8 7 6 5 4 3 2 1 0" chart:style-name="ch1">
        <chart:title svg:x="8.943cm" svg:y="0.218cm" chart:style-name="ch2">
          <text:p>Anáise de convergência</text:p>
        </chart:title>
        <chart:subtitle svg:x="5.411cm" svg:y="0.938cm" chart:style-name="ch3">
          <text:p>FT20 - Aplicação Híbrida Sucessiva (ordem dos operdores invertida)</text:p>
        </chart:subtitle>
        <chart:legend chart:legend-position="end" svg:x="18.639cm" svg:y="3.219cm" chart:style-name="ch4"/>
        <chart:plot-area chart:style-name="ch5" table:cell-range-address="'ABZ5 100C_MMM_OI'.A27:'ABZ5 100C_MMM_OI'.K83" chart:data-source-has-labels="both" svg:x="0.699cm" svg:y="1.606cm" svg:width="17.491cm" svg:height="8.84cm">
          <chart:axis chart:dimension="x" chart:name="primary-x" chart:style-name="ch6">
            <chart:title svg:x="8.461cm" svg:y="10.065cm" chart:style-name="ch7">
              <text:p>Número de ciclos</text:p>
            </chart:title>
            <chart:categories table:cell-range-address="'ABZ5 100C_MMM_OI'.A28:'ABZ5 100C_MMM_OI'.A83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K28:'ABZ5 100C_MMM_OI'.K83" chart:label-cell-address="'ABZ5 100C_MMM_OI'.K27:'ABZ5 100C_MMM_OI'.K27" chart:class="chart:scatter">
            <chart:domain table:cell-range-address="'ABZ5 100C_MMM_OI'.A28:'ABZ5 100C_MMM_OI'.A83"/>
            <chart:data-point chart:repeated="56"/>
          </chart:series>
          <chart:series chart:style-name="ch12" chart:values-cell-range-address="'ABZ5 100C_MMM_OI'.J28:'ABZ5 100C_MMM_OI'.J83" chart:label-cell-address="'ABZ5 100C_MMM_OI'.J27:'ABZ5 100C_MMM_OI'.J27" chart:class="chart:scatter">
            <chart:data-point chart:repeated="56"/>
          </chart:series>
          <chart:series chart:style-name="ch13" chart:values-cell-range-address="'ABZ5 100C_MMM_OI'.I28:'ABZ5 100C_MMM_OI'.I83" chart:label-cell-address="'ABZ5 100C_MMM_OI'.I27:'ABZ5 100C_MMM_OI'.I27" chart:class="chart:scatter">
            <chart:data-point chart:repeated="56"/>
          </chart:series>
          <chart:series chart:style-name="ch14" chart:values-cell-range-address="'ABZ5 100C_MMM_OI'.H28:'ABZ5 100C_MMM_OI'.H83" chart:label-cell-address="'ABZ5 100C_MMM_OI'.H27:'ABZ5 100C_MMM_OI'.H27" chart:class="chart:scatter">
            <chart:data-point chart:repeated="56"/>
          </chart:series>
          <chart:series chart:style-name="ch15" chart:values-cell-range-address="'ABZ5 100C_MMM_OI'.G28:'ABZ5 100C_MMM_OI'.G83" chart:label-cell-address="'ABZ5 100C_MMM_OI'.G27:'ABZ5 100C_MMM_OI'.G27" chart:class="chart:scatter">
            <chart:data-point chart:repeated="56"/>
          </chart:series>
          <chart:series chart:style-name="ch16" chart:values-cell-range-address="'ABZ5 100C_MMM_OI'.F28:'ABZ5 100C_MMM_OI'.F83" chart:label-cell-address="'ABZ5 100C_MMM_OI'.F27:'ABZ5 100C_MMM_OI'.F27" chart:class="chart:scatter">
            <chart:data-point chart:repeated="56"/>
          </chart:series>
          <chart:series chart:style-name="ch17" chart:values-cell-range-address="'ABZ5 100C_MMM_OI'.E28:'ABZ5 100C_MMM_OI'.E83" chart:label-cell-address="'ABZ5 100C_MMM_OI'.E27:'ABZ5 100C_MMM_OI'.E27" chart:class="chart:scatter">
            <chart:data-point chart:repeated="56"/>
          </chart:series>
          <chart:series chart:style-name="ch18" chart:values-cell-range-address="'ABZ5 100C_MMM_OI'.D28:'ABZ5 100C_MMM_OI'.D83" chart:label-cell-address="'ABZ5 100C_MMM_OI'.D27:'ABZ5 100C_MMM_OI'.D27" chart:class="chart:scatter">
            <chart:data-point chart:repeated="56"/>
          </chart:series>
          <chart:series chart:style-name="ch19" chart:values-cell-range-address="'ABZ5 100C_MMM_OI'.C28:'ABZ5 100C_MMM_OI'.C83" chart:label-cell-address="'ABZ5 100C_MMM_OI'.C27:'ABZ5 100C_MMM_OI'.C27" chart:class="chart:scatter">
            <chart:data-point chart:repeated="56"/>
          </chart:series>
          <chart:series chart:style-name="ch20" chart:values-cell-range-address="'ABZ5 100C_MMM_OI'.B28:'ABZ5 100C_MMM_OI'.B83" chart:label-cell-address="'ABZ5 100C_MMM_OI'.B27:'ABZ5 100C_MMM_OI'.B27" chart:class="chart:scatter">
            <chart:data-point chart:repeated="5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K27:'ABZ5 100C_MMM_OI'.K27">Rodada 1 (MPS / BTP)</text:p>
              </table:table-cell>
              <table:table-cell office:value-type="string">
                <text:p text:id="'ABZ5 100C_MMM_OI'.J27:'ABZ5 100C_MMM_OI'.J27">Rodada 2 (MPS / BTP)</text:p>
              </table:table-cell>
              <table:table-cell office:value-type="string">
                <text:p text:id="'ABZ5 100C_MMM_OI'.I27:'ABZ5 100C_MMM_OI'.I27">Rodada 3 (MPS / BTP)</text:p>
              </table:table-cell>
              <table:table-cell office:value-type="string">
                <text:p text:id="'ABZ5 100C_MMM_OI'.H27:'ABZ5 100C_MMM_OI'.H27">Radada 4 (MPS / BTP)</text:p>
              </table:table-cell>
              <table:table-cell office:value-type="string">
                <text:p text:id="'ABZ5 100C_MMM_OI'.G27:'ABZ5 100C_MMM_OI'.G27">Rodada 5 (MPS / BTP)</text:p>
              </table:table-cell>
              <table:table-cell office:value-type="string">
                <text:p text:id="'ABZ5 100C_MMM_OI'.F27:'ABZ5 100C_MMM_OI'.F27">Rodada 1 (BTP / MPS)</text:p>
              </table:table-cell>
              <table:table-cell office:value-type="string">
                <text:p text:id="'ABZ5 100C_MMM_OI'.E27:'ABZ5 100C_MMM_OI'.E27">Rodada 2 (BTP / MPS)</text:p>
              </table:table-cell>
              <table:table-cell office:value-type="string">
                <text:p text:id="'ABZ5 100C_MMM_OI'.D27:'ABZ5 100C_MMM_OI'.D27">Rodada 3 (BTP / MPS)</text:p>
              </table:table-cell>
              <table:table-cell office:value-type="string">
                <text:p text:id="'ABZ5 100C_MMM_OI'.C27:'ABZ5 100C_MMM_OI'.C27">Rodada 4 (BTP / MPS)</text:p>
              </table:table-cell>
              <table:table-cell office:value-type="string">
                <text:p text:id="'ABZ5 100C_MMM_OI'.B27:'ABZ5 100C_MMM_OI'.B27">Rodada 5 (BTP / MPS)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28:'ABZ5 100C_MMM_OI'.A83">0</text:p>
              </table:table-cell>
              <table:table-cell office:value-type="float" office:value="0">
                <text:p text:id="'ABZ5 100C_MMM_OI'.A28:'ABZ5 100C_MMM_OI'.A83">0</text:p>
              </table:table-cell>
              <table:table-cell office:value-type="float" office:value="2000">
                <text:p text:id="'ABZ5 100C_MMM_OI'.K28:'ABZ5 100C_MMM_OI'.K83">2000</text:p>
              </table:table-cell>
              <table:table-cell office:value-type="float" office:value="2000">
                <text:p text:id="'ABZ5 100C_MMM_OI'.J28:'ABZ5 100C_MMM_OI'.J83">2000</text:p>
              </table:table-cell>
              <table:table-cell office:value-type="float" office:value="2000">
                <text:p text:id="'ABZ5 100C_MMM_OI'.I28:'ABZ5 100C_MMM_OI'.I83">2000</text:p>
              </table:table-cell>
              <table:table-cell office:value-type="float" office:value="2000">
                <text:p text:id="'ABZ5 100C_MMM_OI'.H28:'ABZ5 100C_MMM_OI'.H83">2000</text:p>
              </table:table-cell>
              <table:table-cell office:value-type="float" office:value="2000">
                <text:p text:id="'ABZ5 100C_MMM_OI'.G28:'ABZ5 100C_MMM_OI'.G83">2000</text:p>
              </table:table-cell>
              <table:table-cell office:value-type="float" office:value="2000">
                <text:p text:id="'ABZ5 100C_MMM_OI'.F28:'ABZ5 100C_MMM_OI'.F83">2000</text:p>
              </table:table-cell>
              <table:table-cell office:value-type="float" office:value="2000">
                <text:p text:id="'ABZ5 100C_MMM_OI'.E28:'ABZ5 100C_MMM_OI'.E83">2000</text:p>
              </table:table-cell>
              <table:table-cell office:value-type="float" office:value="2000">
                <text:p text:id="'ABZ5 100C_MMM_OI'.D28:'ABZ5 100C_MMM_OI'.D83">2000</text:p>
              </table:table-cell>
              <table:table-cell office:value-type="float" office:value="2000">
                <text:p text:id="'ABZ5 100C_MMM_OI'.C28:'ABZ5 100C_MMM_OI'.C83">2000</text:p>
              </table:table-cell>
              <table:table-cell office:value-type="float" office:value="2000">
                <text:p text:id="'ABZ5 100C_MMM_OI'.B28:'ABZ5 100C_MMM_OI'.B83">2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04">
                <text:p>1204</text:p>
              </table:table-cell>
              <table:table-cell office:value-type="float" office:value="1213">
                <text:p>1213</text:p>
              </table:table-cell>
              <table:table-cell office:value-type="float" office:value="1198">
                <text:p>1198</text:p>
              </table:table-cell>
              <table:table-cell office:value-type="float" office:value="1192">
                <text:p>1192</text:p>
              </table:table-cell>
              <table:table-cell office:value-type="float" office:value="1193">
                <text:p>1193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97">
                <text:p>1197</text:p>
              </table:table-cell>
              <table:table-cell office:value-type="float" office:value="1185">
                <text:p>1185</text:p>
              </table:table-cell>
              <table:table-cell office:value-type="float" office:value="1198">
                <text:p>1198</text:p>
              </table:table-cell>
              <table:table-cell office:value-type="float" office:value="1187">
                <text:p>1187</text:p>
              </table:table-cell>
              <table:table-cell office:value-type="float" office:value="1177">
                <text:p>1177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92">
                <text:p>1192</text:p>
              </table:table-cell>
              <table:table-cell office:value-type="float" office:value="1185">
                <text:p>1185</text:p>
              </table:table-cell>
              <table:table-cell office:value-type="float" office:value="1191">
                <text:p>1191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92">
                <text:p>1192</text:p>
              </table:table-cell>
              <table:table-cell office:value-type="float" office:value="1185">
                <text:p>1185</text:p>
              </table:table-cell>
              <table:table-cell office:value-type="float" office:value="1191">
                <text:p>1191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84">
                <text:p>1184</text:p>
              </table:table-cell>
              <table:table-cell office:value-type="float" office:value="1185">
                <text:p>1185</text:p>
              </table:table-cell>
              <table:table-cell office:value-type="float" office:value="1191">
                <text:p>1191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84">
                <text:p>1184</text:p>
              </table:table-cell>
              <table:table-cell office:value-type="float" office:value="1180">
                <text:p>1180</text:p>
              </table:table-cell>
              <table:table-cell office:value-type="float" office:value="1189">
                <text:p>1189</text:p>
              </table:table-cell>
              <table:table-cell office:value-type="float" office:value="1178">
                <text:p>1178</text:p>
              </table:table-cell>
              <table:table-cell office:value-type="float" office:value="1175">
                <text:p>117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84">
                <text:p>1184</text:p>
              </table:table-cell>
              <table:table-cell office:value-type="float" office:value="1175">
                <text:p>1175</text:p>
              </table:table-cell>
              <table:table-cell office:value-type="float" office:value="1189">
                <text:p>1189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84">
                <text:p>1184</text:p>
              </table:table-cell>
              <table:table-cell office:value-type="float" office:value="1175">
                <text:p>117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84">
                <text:p>1184</text:p>
              </table:table-cell>
              <table:table-cell office:value-type="float" office:value="1173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84">
                <text:p>1184</text:p>
              </table:table-cell>
              <table:table-cell office:value-type="float" office:value="1169">
                <text:p>1169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84">
                <text:p>118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84">
                <text:p>118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84">
                <text:p>118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9">
                <text:p>1169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9">
                <text:p>1169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9">
                <text:p>1169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74">
                <text:p>117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74">
                <text:p>117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74">
                <text:p>117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74">
                <text:p>117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9">
                <text:p>1169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